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6.34pt"/>
    </style:style>
    <style:style style:name="co2" style:family="table-column">
      <style:table-column-properties fo:break-before="auto" style:column-width="169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0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vertical-align="middle"/>
      <style:text-properties style:font-name="Liberation Sans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62" table:default-cell-style-name="ce10"/>
        <table:table-row table:style-name="ro1">
          <table:table-cell table:style-name="ce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parts list</text:p>
          </table:table-cell>
          <table:table-cell table:style-name="ce5"/>
          <table:table-cell table:number-columns-repeated="62"/>
        </table:table-row>
        <table:table-row table:style-name="ro1">
          <table:table-cell table:style-name="ce5" office:value-type="string" calcext:value-type="string">
            <text:p>BU0836A-NC 12-Bit Joystick Controller No Connectors</text:p>
          </table:table-cell>
          <table:table-cell table:style-name="ce6" office:value-type="string" calcext:value-type="string">
            <text:p><text:a xlink:href="http://www.leobodnar.com/shop/index.php?main_page=product_info&amp;cPath=94&amp;products_id=219" xlink:type="simple">http://www.leobodnar.com/shop/index.php?main_page=product_info&amp;cPath=94&amp;products_id=219</text:a> 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ase project box 200*145*63mm</text:p>
          </table:table-cell>
          <table:table-cell table:style-name="ce5" office:value-type="string" calcext:value-type="string">
            <text:p><text:a xlink:href="https://www.aliexpress.com/item/32901311993.html" xlink:type="simple">https://www.aliexpress.com/item/32901311993.html</text:a>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JH-D400X-R4 Joystick</text:p>
          </table:table-cell>
          <table:table-cell table:style-name="ce5" office:value-type="string" calcext:value-type="string">
            <text:p><text:a xlink:href="https://www.aliexpress.com/item/32918151242.html" xlink:type="simple">https://www.aliexpress.com/item/32918151242.html</text:a>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Button Switch 12mm</text:p>
          </table:table-cell>
          <table:table-cell table:style-name="ce5" office:value-type="string" calcext:value-type="string">
            <text:p><text:a xlink:href="https://www.aliexpress.com/item/32802331189.html" xlink:type="simple">https://www.aliexpress.com/item/32802331189.html</text:a></text:p>
          </table:table-cell>
          <table:table-cell table:number-columns-repeated="62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ce7" office:value-type="string" calcext:value-type="string">
            <text:p>B10K SC6080GH Potentiometer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>
            <text:p>3x7cm PCB Breadboard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>
            <text:p>LL4148 diode</text:p>
          </table:table-cell>
          <table:table-cell table:number-columns-repeated="63"/>
        </table:table-row>
        <table:table-row table:style-name="ro1">
          <table:table-cell table:style-name="ce7" office:value-type="string" calcext:value-type="string">
            <text:p>30 AWG 0.25mm wire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2x10 self-tapping screw</text:p>
          </table:table-cell>
          <table:table-cell table:number-columns-repeated="6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7:54:49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3:35:24.726000000</meta:creation-date>
    <dc:date>2020-01-08T17:55:25.233000000</dc:date>
    <meta:editing-duration>PT9M41S</meta:editing-duration>
    <meta:editing-cycles>4</meta:editing-cycles>
    <meta:generator>LibreOffice/6.3.1.2$Windows_X86_64 LibreOffice_project/b79626edf0065ac373bd1df5c28bd630b4424273</meta:generator>
    <meta:document-statistic meta:table-count="1" meta:cell-count="14" meta:object-count="0"/>
  </office:meta>
</office:document-meta>
</file>